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text-properties officeooo:rsid="000329b2" officeooo:paragraph-rsid="000329b2"/>
    </style:style>
    <style:style style:name="P2" style:family="paragraph" style:parent-style-name="Text_20_body" style:list-style-name="L1">
      <style:text-properties officeooo:rsid="000329b2" officeooo:paragraph-rsid="000329b2"/>
    </style:style>
    <style:style style:name="P3" style:family="paragraph" style:parent-style-name="Text_20_body" style:list-style-name="L1">
      <style:text-properties officeooo:rsid="00038c98" officeooo:paragraph-rsid="00038c98"/>
    </style:style>
    <style:style style:name="T1" style:family="text">
      <style:text-properties style:text-position="super 58%"/>
    </style:style>
    <style:style style:name="T2"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pervision 1</text:p>
      <text:h text:style-name="P1" text:outline-level="1">1. Processes &amp; Scheduling</text:h>
      <text:list xml:id="list1232227765" text:style-name="L1">
        <text:list-item>
          <text:p text:style-name="P2"/>
          <text:list>
            <text:list-item>
              <text:p text:style-name="P2"/>
              <text:list>
                <text:list-item>
                  <text:p text:style-name="P2">Cache memory is small. It is located physically near the procesor to allow for very fast access times.</text:p>
                </text:list-item>
                <text:list-item>
                  <text:p text:style-name="P2">Main memory is quite large (on the order of gigabytes in modern computers) and has moderately fast access speeds – slower than accessing a register but faster than writing to a hard drive. Main memory is where program instructions and also most program data are stored.</text:p>
                </text:list-item>
                <text:list-item>
                  <text:p text:style-name="P2">Registers are very small, usually only storing a single value, and have very fast access times. They are used to store intermediate values during calculations and to store the few values which are currently being used by the processor.</text:p>
                </text:list-item>
              </text:list>
            </text:list-item>
            <text:list-item>
              <text:p text:style-name="P2">When the main memory is getting full, the OS can allocate part of the disc as virtual memory which can be used instead. It is much slower to access than the main memory but it increases the overall amount of memory available.</text:p>
            </text:list-item>
          </text:list>
        </text:list-item>
        <text:list-item>
          <text:p text:style-name="P2"/>
          <text:list>
            <text:list-item>
              <text:p text:style-name="P2"/>
              <text:list>
                <text:list-item>
                  <text:p text:style-name="P2">(Typically) 4 bytes totalling 32 bits in which the presence of a set bit in position n signals that 2<text:span text:style-name="T1">n</text:span><text:span text:style-name="T2"> should be added to form the integer.</text:span></text:p>
                </text:list-item>
                <text:list-item>
                  <text:p text:style-name="P2"><text:span text:style-name="T2">Positive integers are represented as above. For negative integers, either the first bit represents whether the integer should be interpreted as negative, or, in two’s complement, all of the bits of the corresponding positive integer are flipped, and 1 is added (discarding overflow)</text:span></text:p>
                </text:list-item>
                <text:list-item>
                  <text:p text:style-name="P3"><text:span text:style-name="T2">An array of characters, one after the other in continuous memory. A character in ASCII is one byte, the first 3 bits of which represent which keyboard is being used (e.g. 010 for uppercase, 011 for lowercase) and the remaining 5 bits are the position in the alphabet (e.g. 00001 for A, 00010 for B). In other encodings each character can take up more than 1 byte.</text:span></text:p>
                </text:list-item>
                <text:list-item>
                  <text:p text:style-name="P3"><text:span text:style-name="T2"/></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4T18:00:38.571626725</meta:creation-date>
    <dc:date>2021-03-04T18:18:41.995514123</dc:date>
    <meta:editing-duration>PT4M43S</meta:editing-duration>
    <meta:editing-cycles>1</meta:editing-cycles>
    <meta:document-statistic meta:table-count="0" meta:image-count="0" meta:object-count="0" meta:page-count="1" meta:paragraph-count="14" meta:word-count="299" meta:character-count="1687" meta:non-whitespace-character-count="1408"/>
    <meta:generator>LibreOffice/6.0.7.3$Linux_X86_64 LibreOffice_project/00m0$Build-3</meta:generator>
  </office:meta>
</office:document-meta>
</file>